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0C000000B20ECF0DC1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2bc2f" officeooo:paragraph-rsid="0002bc2f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1.291cm" draw:z-index="0"><draw:image xlink:href="Pictures/10000000000010C000000B20ECF0DC14.jpg" xlink:type="simple" xlink:show="embed" xlink:actuate="onLoad" draw:mime-type="image/jpeg"/></draw:frame>(Pexes, Luis Gom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48:47.182122024</meta:creation-date>
    <dc:date>2024-12-12T16:51:28.474257086</dc:date>
    <meta:editing-duration>PT2M43S</meta:editing-duration>
    <meta:editing-cycles>1</meta:editing-cycles>
    <meta:document-statistic meta:table-count="0" meta:image-count="1" meta:object-count="0" meta:page-count="1" meta:paragraph-count="1" meta:word-count="3" meta:character-count="19" meta:non-whitespace-character-count="17"/>
    <meta:generator>LibreOffice/24.2.7.2$Linux_X86_64 LibreOffice_project/420$Build-2</meta:generator>
  </office:meta>
</office:document-meta>
</file>